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64cm"/>
    </style:style>
    <style:style style:name="gr8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4cm"/>
    </style:style>
    <style:style style:name="gr12" style:family="graphic" style:parent-style-name="standard">
      <style:graphic-properties svg:stroke-color="#800000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24cm"/>
    </style:style>
    <style:style style:name="gr14" style:family="graphic" style:parent-style-name="standard">
      <style:graphic-properties svg:stroke-color="#000000" draw:marker-end="Arrow" draw:fill="none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74cm"/>
    </style:style>
    <style:style style:name="gr17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116cm" fo:min-width="2.4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02cm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svg:stroke-color="#800000" draw:fill="none" draw:textarea-horizontal-align="justify" draw:textarea-vertical-align="middle" draw:auto-grow-height="false" fo:min-height="1.492cm" fo:min-width="1.7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5cm"/>
    </style:style>
    <style:style style:name="gr26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80"/>
    </style:style>
    <style:style style:name="P5" style:family="paragraph">
      <loext:graphic-properties draw:fill="none"/>
      <style:paragraph-properties fo:text-align="center"/>
      <style:text-properties fo:color="#000080"/>
    </style:style>
    <style:style style:name="P6" style:family="paragraph">
      <loext:graphic-properties draw:fill="none" draw:fill-color="#ffffff"/>
      <style:text-properties style:use-window-font-color="true"/>
    </style:style>
    <style:style style:name="P7" style:family="paragraph">
      <loext:graphic-properties draw:fill="none" draw:fill-color="#ffffff"/>
      <style:text-properties fo:color="#800000"/>
    </style:style>
    <style:style style:name="T1" style:family="text">
      <style:text-properties fo:color="#000080"/>
    </style:style>
    <style:style style:name="T2" style:family="text">
      <style:text-properties style:use-window-font-color="true"/>
    </style:style>
    <style:style style:name="T3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7cm" svg:height="1.186cm" svg:x="2.28cm" svg:y="3.2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907cm" svg:height="0.357cm" svg:x="2.21cm" svg:y="2.829cm">
            <draw:text-box>
              <text:p>start_init_dyn</text:p>
            </draw:text-box>
          </draw:frame>
          <draw:line draw:style-name="gr3" draw:text-style-name="P3" draw:layer="layout" svg:x1="2.28cm" svg:y1="3.799cm" svg:x2="4.55cm" svg:y2="3.799cm">
            <text:p/>
          </draw:line>
          <draw:frame draw:style-name="gr4" draw:text-style-name="P4" xml:id="id10" draw:id="id10" draw:layer="layout" svg:width="1.035cm" svg:height="0.357cm" svg:x="2.975cm" svg:y="3.364cm">
            <draw:text-box>
              <text:p><text:span text:style-name="T1">tsol_2d</text:span></text:p>
            </draw:text-box>
          </draw:frame>
          <draw:custom-shape draw:style-name="gr1" draw:text-style-name="P1" draw:layer="layout" svg:width="3.14cm" svg:height="2.035cm" svg:x="5.415cm" svg:y="0.80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0.713cm" svg:height="0.357cm" svg:x="6.615cm" svg:y="0.424cm">
            <draw:text-box>
              <text:p>etat0</text:p>
            </draw:text-box>
          </draw:frame>
          <draw:line draw:style-name="gr6" draw:text-style-name="P1" draw:layer="layout" svg:x1="5.415cm" svg:y1="1.14cm" svg:x2="8.555cm" svg:y2="1.14cm">
            <text:p/>
          </draw:line>
          <draw:frame draw:style-name="gr4" draw:text-style-name="P4" xml:id="id6" draw:id="id6" draw:layer="layout" svg:width="1.035cm" svg:height="0.357cm" svg:x="5.57cm" svg:y="1.605cm">
            <draw:text-box>
              <text:p><text:span text:style-name="T1">tsol_2d</text:span></text:p>
            </draw:text-box>
          </draw:frame>
          <draw:custom-shape draw:style-name="gr1" draw:text-style-name="P5" draw:layer="layout" svg:width="1.27cm" svg:height="1.573cm" svg:x="2.981cm" svg:y="0.5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2.068cm" svg:height="0.357cm" svg:x="2.681cm" svg:y="0.165cm">
            <draw:text-box>
              <text:p><text:span text:style-name="T2">start_init_phys</text:span></text:p>
            </draw:text-box>
          </draw:frame>
          <draw:line draw:style-name="gr6" draw:text-style-name="P5" draw:layer="layout" svg:x1="2.981cm" svg:y1="1.694cm" svg:x2="4.251cm" svg:y2="1.694cm">
            <text:p/>
          </draw:line>
          <draw:frame draw:style-name="gr4" draw:text-style-name="P4" xml:id="id2" draw:id="id2" draw:layer="layout" svg:width="1.035cm" svg:height="0.357cm" svg:x="3.116cm" svg:y="1.259cm">
            <draw:text-box>
              <text:p><text:span text:style-name="T1">tsol_2d</text:span></text:p>
            </draw:text-box>
          </draw:frame>
          <draw:custom-shape draw:style-name="gr8" draw:text-style-name="P1" draw:layer="layout" svg:width="1.27cm" svg:height="0.857cm" svg:x="0.465cm" svg:y="0.72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1.479cm" svg:height="0.357cm" svg:x="0.365cm" svg:y="0.354cm">
            <draw:text-box>
              <text:p><text:span text:style-name="T3">ECPHY.nc</text:span></text:p>
            </draw:text-box>
          </draw:frame>
          <draw:frame draw:style-name="gr10" draw:text-style-name="P7" xml:id="id3" draw:id="id3" draw:layer="layout" svg:width="0.988cm" svg:height="0.357cm" svg:x="0.619cm" svg:y="0.789cm">
            <draw:text-box>
              <text:p><text:span text:style-name="T3">CDSW</text:span></text:p>
            </draw:text-box>
          </draw:frame>
          <draw:frame draw:style-name="gr11" draw:text-style-name="P7" xml:id="id1" draw:id="id1" draw:layer="layout" svg:width="0.408cm" svg:height="0.357cm" svg:x="0.865cm" svg:y="1.224cm">
            <draw:text-box>
              <text:p><text:span text:style-name="T3">ST</text:span></text:p>
            </draw:text-box>
          </draw:frame>
          <draw:connector draw:style-name="gr12" draw:text-style-name="P5" draw:layer="layout" draw:type="curve" svg:x1="1.273cm" svg:y1="1.402cm" svg:x2="3.116cm" svg:y2="1.437cm" draw:start-shape="id1" draw:start-glue-point="1" draw:end-shape="id2" draw:end-glue-point="3" svg:d="M1273 1402c1374 0 453 35 1843 35" svg:viewBox="0 0 1844 36">
            <text:p/>
          </draw:connector>
          <draw:frame draw:style-name="gr13" draw:text-style-name="P4" xml:id="id4" draw:id="id4" draw:layer="layout" svg:width="1.124cm" svg:height="0.357cm" svg:x="3.04cm" svg:y="0.694cm">
            <draw:text-box>
              <text:p><text:span text:style-name="T1">qsol_2d</text:span></text:p>
            </draw:text-box>
          </draw:frame>
          <draw:connector draw:style-name="gr12" draw:text-style-name="P5" draw:layer="layout" draw:type="curve" svg:x1="1.607cm" svg:y1="0.967cm" svg:x2="3.04cm" svg:y2="0.872cm" draw:start-shape="id3" draw:start-glue-point="1" draw:end-shape="id4" svg:d="M1607 967c1066 0 350-95 1433-95" svg:viewBox="0 0 1434 96">
            <text:p/>
          </draw:connector>
          <draw:frame draw:style-name="gr13" draw:text-style-name="P4" xml:id="id5" draw:id="id5" draw:layer="layout" svg:width="1.124cm" svg:height="0.357cm" svg:x="5.515cm" svg:y="1.175cm">
            <draw:text-box>
              <text:p><text:span text:style-name="T1">qsol_2d</text:span></text:p>
            </draw:text-box>
          </draw:frame>
          <draw:connector draw:style-name="gr14" draw:text-style-name="P5" draw:layer="layout" draw:type="curve" svg:x1="4.164cm" svg:y1="0.872cm" svg:x2="5.515cm" svg:y2="1.353cm" draw:start-shape="id4" draw:start-glue-point="1" draw:end-shape="id5" draw:end-glue-point="3" svg:d="M4164 872c1005 0 330 481 1351 481" svg:viewBox="0 0 1352 482">
            <text:p/>
          </draw:connector>
          <draw:connector draw:style-name="gr15" draw:text-style-name="P5" draw:layer="layout" draw:type="curve" svg:x1="4.151cm" svg:y1="1.437cm" svg:x2="5.57cm" svg:y2="1.783cm" draw:start-shape="id2" draw:start-glue-point="1" draw:end-shape="id6" svg:d="M4151 1437c1056 0 347 346 1419 346" svg:viewBox="0 0 1420 347">
            <text:p/>
          </draw:connector>
          <draw:frame draw:style-name="gr16" draw:text-style-name="P4" xml:id="id7" draw:id="id7" draw:layer="layout" svg:width="0.574cm" svg:height="0.357cm" svg:x="7.12cm" svg:y="2.37cm">
            <draw:text-box>
              <text:p><text:span text:style-name="T1">tsoil</text:span></text:p>
            </draw:text-box>
          </draw:frame>
          <draw:connector draw:style-name="gr17" draw:text-style-name="P1" draw:layer="layout" draw:type="line" svg:x1="6.087cm" svg:y1="1.962cm" svg:x2="7.407cm" svg:y2="2.37cm" draw:start-shape="id6" draw:start-glue-point="2" draw:end-shape="id7" draw:end-glue-point="0" svg:d="M6087 1962l1320 408" svg:viewBox="0 0 1321 409">
            <text:p/>
          </draw:connector>
          <draw:frame draw:style-name="gr18" draw:text-style-name="P2" draw:layer="layout" svg:width="1.42cm" svg:height="0.357cm" svg:x="8.11cm" svg:y="5.129cm">
            <draw:text-box>
              <text:p>phyredem</text:p>
            </draw:text-box>
          </draw:frame>
          <draw:g>
            <draw:custom-shape draw:style-name="gr19" draw:text-style-name="P1" draw:layer="layout" svg:width="2.471cm" svg:height="1.116cm" svg:x="6.08cm" svg:y="3.9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3" draw:layer="layout" svg:x1="6.08cm" svg:y1="4.499cm" svg:x2="8.551cm" svg:y2="4.499cm">
              <text:p/>
            </draw:line>
          </draw:g>
          <draw:frame draw:style-name="gr20" draw:text-style-name="P4" xml:id="id8" draw:id="id8" draw:layer="layout" svg:width="0.59cm" svg:height="0.357cm" svg:x="6.175cm" svg:y="4.057cm">
            <draw:text-box>
              <text:p><text:span text:style-name="T1">ftsol</text:span></text:p>
            </draw:text-box>
          </draw:frame>
          <draw:frame draw:style-name="gr16" draw:text-style-name="P4" xml:id="id9" draw:id="id9" draw:layer="layout" svg:width="0.662cm" svg:height="0.357cm" svg:x="6.985cm" svg:y="4.057cm">
            <draw:text-box>
              <text:p><text:span text:style-name="T1">ftsoil</text:span></text:p>
            </draw:text-box>
          </draw:frame>
          <draw:connector draw:style-name="gr21" draw:text-style-name="P1" draw:layer="layout" draw:type="line" svg:x1="7.407cm" svg:y1="2.727cm" svg:x2="6.47cm" svg:y2="4.057cm" draw:start-shape="id7" draw:start-glue-point="2" draw:end-shape="id8" draw:end-glue-point="0" svg:d="M7407 2727l-937 1330" svg:viewBox="0 0 938 1331">
            <text:p/>
          </draw:connector>
          <draw:connector draw:style-name="gr21" draw:text-style-name="P1" draw:layer="layout" draw:type="line" svg:x1="7.407cm" svg:y1="2.727cm" svg:x2="7.316cm" svg:y2="4.057cm" draw:start-shape="id7" draw:start-glue-point="2" draw:end-shape="id9" draw:end-glue-point="0" svg:d="M7407 2727l-91 1330" svg:viewBox="0 0 92 1331">
            <text:p/>
          </draw:connector>
          <draw:connector draw:style-name="gr21" draw:text-style-name="P1" draw:layer="layout" draw:type="line" svg:x1="6.087cm" svg:y1="1.962cm" svg:x2="4.01cm" svg:y2="3.542cm" draw:start-shape="id6" draw:start-glue-point="2" draw:end-shape="id10" draw:end-glue-point="1" svg:d="M6087 1962l-2077 1580" svg:viewBox="0 0 2078 1581">
            <text:p/>
          </draw:connector>
          <draw:custom-shape draw:style-name="gr22" draw:text-style-name="P1" draw:layer="layout" svg:width="1.721cm" svg:height="1.492cm" svg:x="3.359cm" svg:y="5.324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7" draw:layer="layout" svg:width="1.827cm" svg:height="0.357cm" svg:x="3.265cm" svg:y="4.954cm">
            <draw:text-box>
              <text:p><text:span text:style-name="T3">restartphy.nc</text:span></text:p>
            </draw:text-box>
          </draw:frame>
          <draw:frame draw:style-name="gr24" draw:text-style-name="P7" xml:id="id11" draw:id="id11" draw:layer="layout" svg:width="0.45cm" svg:height="0.357cm" svg:x="4.04cm" svg:y="5.389cm">
            <draw:text-box>
              <text:p><text:span text:style-name="T3">TS</text:span></text:p>
            </draw:text-box>
          </draw:frame>
          <draw:frame draw:style-name="gr25" draw:text-style-name="P7" xml:id="id12" draw:id="id12" draw:layer="layout" svg:width="0.641cm" svg:height="0.357cm" svg:x="3.88cm" svg:y="5.824cm">
            <draw:text-box>
              <text:p><text:span text:style-name="T3">Tsoil</text:span></text:p>
            </draw:text-box>
          </draw:frame>
          <draw:connector draw:style-name="gr26" draw:text-style-name="P1" draw:layer="layout" draw:type="curve" svg:x1="6.47cm" svg:y1="4.414cm" svg:x2="4.49cm" svg:y2="5.567cm" draw:start-shape="id8" draw:start-glue-point="2" draw:end-shape="id11" draw:end-glue-point="1" svg:d="M6470 4414c0 769-660 1153-1980 1153" svg:viewBox="0 0 1981 1154">
            <text:p/>
          </draw:connector>
          <draw:connector draw:style-name="gr26" draw:text-style-name="P1" draw:layer="layout" draw:type="curve" svg:x1="7.316cm" svg:y1="4.414cm" svg:x2="4.521cm" svg:y2="6.002cm" draw:start-shape="id9" draw:start-glue-point="2" draw:end-shape="id12" draw:end-glue-point="1" svg:d="M7316 4414c0 1059-931 1588-2795 1588" svg:viewBox="0 0 2796 1589">
            <text:p/>
          </draw:connector>
          <draw:frame draw:style-name="gr27" draw:text-style-name="P4" xml:id="id13" draw:id="id13" draw:layer="layout" svg:width="0.59cm" svg:height="0.357cm" svg:x="7.87cm" svg:y="4.05cm">
            <draw:text-box>
              <text:p><text:span text:style-name="T1">qsol</text:span></text:p>
            </draw:text-box>
          </draw:frame>
          <draw:connector draw:style-name="gr21" draw:text-style-name="P1" draw:layer="layout" draw:type="curve" svg:x1="6.639cm" svg:y1="1.353cm" svg:x2="8.165cm" svg:y2="4.05cm" draw:start-shape="id5" draw:start-glue-point="1" draw:end-shape="id13" draw:end-glue-point="0" svg:d="M6639 1353c1018 0 1526 899 1526 2697" svg:viewBox="0 0 1527 2698">
            <text:p/>
          </draw:connector>
          <draw:frame draw:style-name="gr28" draw:text-style-name="P7" xml:id="id14" draw:id="id14" draw:layer="layout" svg:width="0.883cm" svg:height="0.357cm" svg:x="3.68cm" svg:y="6.275cm">
            <draw:text-box>
              <text:p><text:span text:style-name="T3">QSOL</text:span></text:p>
            </draw:text-box>
          </draw:frame>
          <draw:connector draw:style-name="gr26" draw:text-style-name="P1" draw:layer="layout" draw:type="curve" svg:x1="8.165cm" svg:y1="4.407cm" svg:x2="4.563cm" svg:y2="6.453cm" draw:start-shape="id13" draw:start-glue-point="2" draw:end-shape="id14" draw:end-glue-point="1" svg:d="M8165 4407c0 1364-1200 2046-3602 2046" svg:viewBox="0 0 3603 204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Z Lionel</meta:initial-creator>
    <meta:creation-date>2011-03-24T14:07:53</meta:creation-date>
    <dc:date>2018-04-19T18:11:09.879408713</dc:date>
    <meta:editing-duration>PT5H20M37S</meta:editing-duration>
    <meta:editing-cycles>64</meta:editing-cycles>
    <meta:generator>LibreOffice/5.1.6.2$Linux_X86_64 LibreOffice_project/10m0$Build-2</meta:generator>
    <meta:document-statistic meta:object-count="44"/>
  </office:meta>
</office:document-meta>
</file>